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text-properties style:font-name="Liberation Mono" fo:font-size="8pt" fo:language="sk" fo:country="SK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Standard">
      <style:text-properties style:font-name="Liberation Mono" fo:font-size="8pt" fo:language="sk" fo:country="SK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8" style:family="paragraph" style:parent-style-name="Standard">
      <style:text-properties style:font-name="Liberation Serif" fo:font-size="12pt" fo:language="sk" fo:country="SK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master-page-name="">
      <style:paragraph-properties fo:margin-left="0.499cm" fo:margin-right="0cm" fo:text-indent="0cm" style:auto-text-indent="false" style:page-number="auto" fo:background-color="transparent">
        <style:background-image/>
      </style:paragraph-properties>
    </style:style>
    <style:style style:name="P10" style:family="paragraph" style:parent-style-name="Standard">
      <style:paragraph-properties fo:margin-left="0.499cm" fo:margin-right="0cm" fo:text-indent="0cm" style:auto-text-indent="false" fo:background-color="transparent">
        <style:background-image/>
      </style:paragraph-properties>
    </style:style>
    <style:style style:name="P11" style:family="paragraph" style:parent-style-name="Standard">
      <style:text-properties style:font-name="Courier New" fo:language="sk" fo:country="SK"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Liberation Mono" fo:font-size="10pt" fo:language="sk" fo:country="SK" fo:font-style="normal" fo:font-weight="normal" fo:background-color="#ffffff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text-properties style:font-name="Liberation Mono" fo:font-size="8pt" fo:language="sk" fo:country="SK" fo:font-style="italic" fo:font-weight="normal" fo:background-color="#ffffff" style:font-size-asian="8pt" style:font-style-asian="italic" style:font-weight-asian="normal" style:font-size-complex="8pt" style:font-style-complex="italic" style:font-weight-complex="normal"/>
    </style:style>
    <style:style style:name="P14" style:family="paragraph" style:parent-style-name="Standard">
      <style:text-properties style:font-name="Liberation Mono" fo:font-size="8pt" fo:language="sk" fo:country="SK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15" style:family="paragraph" style:parent-style-name="Standard">
      <style:text-properties style:font-name="Times New Roman" fo:language="sk" fo:country="SK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font-style-asian="normal" style:font-style-complex="normal"/>
    </style:style>
    <style:style style:name="P17" style:family="paragraph" style:parent-style-name="Standard">
      <style:text-properties style:font-name="Liberation Serif" fo:language="sk" fo:country="SK" fo:font-style="italic" fo:font-weight="normal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style:font-name="Liberation Serif" fo:font-size="12pt" fo:language="sk" fo:country="SK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text-properties style:font-name="Liberation Serif" fo:font-size="12pt" fo:language="sk" fo:country="SK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left="0.499cm" fo:margin-right="0cm" fo:text-indent="0cm" style:auto-text-indent="false" fo:background-color="transparent">
        <style:background-image/>
      </style:paragraph-properties>
      <style:text-properties fo:font-style="normal" style:font-style-asian="normal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Courier New"/>
    </style:style>
    <style:style style:name="T6" style:family="text">
      <style:text-properties style:font-name="Courier New" fo:font-style="normal" style:font-style-asian="normal" style:font-style-complex="normal"/>
    </style:style>
    <style:style style:name="T7" style:family="text">
      <style:text-properties style:font-name="Courier New" fo:language="sk" fo:country="SK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Courier New" fo:language="sk" fo:country="SK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font-name="Courier New" fo:language="sk" fo:country="SK" fo:font-weight="normal" style:font-weight-asian="normal" style:font-weight-complex="normal"/>
    </style:style>
    <style:style style:name="T10" style:family="text">
      <style:text-properties style:font-name="Times New Roman" fo:language="sk" fo:country="SK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Times New Roman" fo:language="sk" fo:country="SK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style:font-name="Times New Roman" fo:language="sk" fo:country="SK" fo:font-weight="normal" style:font-weight-asian="normal" style:font-weight-complex="normal"/>
    </style:style>
    <style:style style:name="T13" style:family="text">
      <style:text-properties style:font-name="Liberation Serif" fo:language="sk" fo:country="SK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style:font-name="Liberation Serif" fo:language="sk" fo:country="SK" fo:font-weight="normal" style:font-weight-asian="normal" style:font-weight-complex="normal"/>
    </style:style>
    <style:style style:name="T15" style:family="text">
      <style:text-properties style:font-name="Liberation Serif" fo:language="sk" fo:country="SK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onetwork example</text:p>
      <text:p text:style-name="Standard"/>
      <text:p text:style-name="Standard"><text:bookmark text:name="result_box"/><text:span text:style-name="T1">All references in this document refer to document </text:span><text:span text:style-name="T2">DPA Framework Technical Guide v.3.00</text:span><text:span text:style-name="T3"> </text:span></text:p>
      <text:p text:style-name="Standard"/>
      <text:p text:style-name="P4">Used firmware on TR modules:</text:p>
      <text:p text:style-name="Standard"><text:line-break/>1 x <text:span text:style-name="T3">GeneralHWP-Coordinator-STD-SPI-7xD-V300-170314.iqrf</text:span> with the </text:p>
      <text:p text:style-name="Standard"><text:s text:c="6"/><text:span text:style-name="T3">CustomDpaHandler-Coordinator-AutoNetwork-7xD-V300-170314.hex </text:span><text:line-break/></text:p>
      <text:p text:style-name="Standard">6 x <text:span text:style-name="T3">GeneralHWP-Node-STD-SPI-7xD-V300-170314.iqrf</text:span> with the</text:p>
      <text:p text:style-name="P5"><text:s text:c="6"/>CustomDpaHandler-AutoNetwork-7xD-V300-170314.hex</text:p>
      <text:p text:style-name="Standard"><text:line-break/>(Do not forget to enable custom handler in TR configuration for HWP) <text:line-break/></text:p>
      <text:p text:style-name="Standard">Before compilation of Autonetwork example source code, the <text:span text:style-name="T5">__STORE_CODE_SUPPORT__</text:span> configuration switch of DPA support library in <text:span text:style-name="T3">dpa_library.h</text:span> file should by disabled.</text:p>
      <text:p text:style-name="Standard"/>
      <text:p text:style-name="P2">List of commands:</text:p>
      <text:p text:style-name="Standard"/>
      <text:p text:style-name="Standard"><text:span text:style-name="T5">- rst</text:span><text:tab/>- print header of Console command processor</text:p>
      <text:p text:style-name="P3"/>
      <text:p text:style-name="Standard"><text:span text:style-name="T8">- </text:span><text:span text:style-name="T7">ledr on „NADR“<text:tab/></text:span><text:span text:style-name="T13">- see chapter</text:span><text:span text:style-name="T10"> </text:span><text:span text:style-name="T11">3.9.2 Set</text:span></text:p>
      <text:p text:style-name="Standard"><text:span text:style-name="T7">- ledr off „NADR“<text:tab/></text:span><text:span text:style-name="T13">- see chapter</text:span><text:span text:style-name="T10"> </text:span><text:span text:style-name="T11">3.9.2 Set</text:span></text:p>
      <text:p text:style-name="Standard"><text:span text:style-name="T7">- ledr pulse „NADR“<text:tab/></text:span><text:span text:style-name="T13">- see chapter</text:span><text:span text:style-name="T10"> </text:span><text:span text:style-name="T11">3.9.4 Pulse</text:span></text:p>
      <text:p text:style-name="P11"/>
      <text:p text:style-name="P3"><text:span text:style-name="T9">- </text:span><text:span text:style-name="T9">clrbonds </text:span><text:span text:style-name="T14">- clear</text:span><text:span text:style-name="T14">s</text:span><text:span text:style-name="T14"> </text:span><text:span text:style-name="T14">all bonded nodes in coordinator, unbond all bonded nodes and execute their res</text:span><text:span text:style-name="T14">tart</text:span><text:span text:style-name="T14">. ( see chapter </text:span><text:span text:style-name="T15">3.2.5 Clear all bonds, </text:span><text:span text:style-name="T14">chapter</text:span><text:span text:style-name="T12"> </text:span><text:span text:style-name="T11">3.3.3 Remove bond, </text:span><text:span text:style-name="T14">chapter</text:span><text:span text:style-name="T12"> </text:span><text:span text:style-name="T11">3.4.3 Reset </text:span><text:span text:style-name="T12">).</text:span></text:p>
      <text:p text:style-name="P15"><draw:frame draw:style-name="fr1" draw:name="Rámec1" text:anchor-type="paragraph" svg:x="0.108cm" svg:y="0.76cm" svg:width="16.833cm" draw:z-index="0"><draw:text-box fo:min-height="2.187cm"><text:p text:style-name="P12"/><text:p text:style-name="P13">cmd&gt; clrbonds</text:p><text:p text:style-name="P13"/><text:p text:style-name="P13">Remove all bonds at nodes and coordinator, restart nodes</text:p></draw:text-box></draw:frame></text:p>
      <text:p text:style-name="P15"/>
      <text:p text:style-name="Standard"><text:span text:style-name="T6">- </text:span><text:span text:style-name="T6">autontw 60 1 1 25 1</text:span><text:span text:style-name="T6"><text:tab/></text:span><text:span text:style-name="T4">- </text:span><text:span text:style-name="T4">command to start Auto</text:span><text:span text:style-name="T4">n</text:span><text:span text:style-name="T4">etwork algorithm where:</text:span></text:p>
      <text:p text:style-name="P3"/>
      <text:p text:style-name="P9"><text:span text:style-name="T4">60 = temporary </text:span><text:span text:style-name="T4">a</text:span><text:span text:style-name="T4">ddress </text:span><text:span text:style-name="T4">t</text:span><text:span text:style-name="T4">imeout<text:line-break/>1 = authorize </text:span><text:span text:style-name="T4">r</text:span><text:span text:style-name="T4">etries<text:line-break/>1 = discovery </text:span><text:span text:style-name="T4">r</text:span><text:span text:style-name="T4">etries<text:line-break/>25 = prebonding </text:span><text:span text:style-name="T4">i</text:span><text:span text:style-name="T4">nterval<text:line-break/>1 = TX power </text:span></text:p>
      <text:p text:style-name="P20"/>
      <text:p text:style-name="P10"><text:span text:style-name="T4">It is possible to use </text:span><text:span text:style-name="T6">autontw</text:span><text:span text:style-name="T4"> command without parameters. In this case Auto</text:span><text:span text:style-name="T4">n</text:span><text:span text:style-name="T4">etwork algorithm use its default parameters.<text:line-break/></text:span></text:p>
      <text:p text:style-name="P10"><text:span text:style-name="T4">60 = temporary </text:span><text:span text:style-name="T4">a</text:span><text:span text:style-name="T4">ddress </text:span><text:span text:style-name="T4">t</text:span><text:span text:style-name="T4">imeout<text:line-break/>1 = authorize </text:span><text:span text:style-name="T4">r</text:span><text:span text:style-name="T4">etries<text:line-break/>1 = discovery </text:span><text:span text:style-name="T4">r</text:span><text:span text:style-name="T4">etries<text:line-break/>35 = prebonding </text:span><text:span text:style-name="T4">i</text:span><text:span text:style-name="T4">nterval<text:line-break/>1 = TX power </text:span></text:p>
      <text:p text:style-name="P20"/>
      <text:p text:style-name="P17"><text:soft-page-break/>Algorithm round 1.</text:p>
      <text:p text:style-name="P17"><draw:frame draw:style-name="fr1" draw:name="Rámec2" text:anchor-type="paragraph" svg:x="0.22cm" svg:y="0.51cm" svg:width="16.835cm" draw:z-index="1"><draw:text-box fo:min-height="11.546cm"><text:p text:style-name="P7"/><text:p text:style-name="P7">cmd&gt; autontw 60 1 1 25 1</text:p><text:p text:style-name="P7"/><text:p text:style-name="P7">Automatic network construction started</text:p><text:p text:style-name="P7">Getting initial network info</text:p><text:p text:style-name="P7"/><text:p text:style-name="P7">Round=1, Nodes=0, New nodes=0</text:p><text:p text:style-name="P7">Enable prebonding at coordinator, mask=0, time=60</text:p><text:p text:style-name="P7">Waiting for prebonding for 25 seconds</text:p><text:p text:style-name="P7">Disable prebonding at coordinator</text:p><text:p text:style-name="P7">Coordinator prebonded MID=8100881E, UserData=02046E39</text:p><text:p text:style-name="P7">Coordinator prebonded MID=81102D5A, UserData=02046E39</text:p><text:p text:style-name="P7">Coordinator prebonded MID=81008831, UserData=02046E39</text:p><text:p text:style-name="P7">Coordinator prebonded MID=81102D56, UserData=02046E39</text:p><text:p text:style-name="P7">Coordinator prebonded MID=81102D60, UserData=02046E39</text:p><text:p text:style-name="P7">Coordinator prebonded MID=81004A57, UserData=02046E39</text:p><text:p text:style-name="P7">Authorizing node MID=8100881E, address 1</text:p><text:p text:style-name="P7">OK, nodes count=1</text:p><text:p text:style-name="P7">Authorizing node MID=81102D5A, address 2</text:p><text:p text:style-name="P7">OK, nodes count=2</text:p><text:p text:style-name="P7">Authorizing node MID=81008831, address 3</text:p><text:p text:style-name="P7">OK, nodes count=3</text:p><text:p text:style-name="P7">Authorizing node MID=81102D56, address 4</text:p><text:p text:style-name="P7">OK, nodes count=4</text:p><text:p text:style-name="P7">Authorizing node MID=81102D60, address 5</text:p><text:p text:style-name="P7">OK, nodes count=5</text:p><text:p text:style-name="P7">Authorizing node MID=81004A57, address 6</text:p><text:p text:style-name="P7">OK, nodes count=6</text:p><text:p text:style-name="P7">Running FRC to check new nodes and removing 0xFE nodes</text:p><text:p text:style-name="P7">Remote unbonding node 2</text:p><text:p text:style-name="P7">Removing node 2</text:p><text:p text:style-name="P7">Running discovery</text:p><text:p text:style-name="P7">Discovered nodes=5</text:p><text:p text:style-name="P7">Waiting for coordinator to finish discovery </text:p></draw:text-box></draw:frame></text:p>
      <text:p text:style-name="P17"/>
      <text:p text:style-name="P17"/>
      <text:p text:style-name="P1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Algorithm round 2.</text:p>
      <text:p text:style-name="P18"/>
      <text:p text:style-name="P8"><draw:frame draw:style-name="fr1" draw:name="Rámec3" text:anchor-type="paragraph" svg:x="0.173cm" svg:y="0.081cm" svg:width="16.868cm" draw:z-index="2"><draw:text-box fo:min-height="5.144cm"><text:p text:style-name="P7"/><text:p text:style-name="P7">Round=2, Nodes=5, New nodes=5</text:p><text:p text:style-name="P7">Enable prebonding at nodes, mask=7, time=60, LEDR=1</text:p><text:p text:style-name="P7">Enable prebonding at coordinator, mask=7, time=60</text:p><text:p text:style-name="P7">Waiting for prebonding for 25 seconds</text:p><text:p text:style-name="P7">Disable prebonding at coordinator</text:p><text:p text:style-name="P7">Running FRC to disable and check for prebonding</text:p><text:p text:style-name="P7">Node 3 prebonded MID=81102D5A, UserData=3D046E74</text:p><text:p text:style-name="P7">Authorizing node MID=81102D5A, address 7</text:p><text:p text:style-name="P7">OK, nodes count=6</text:p><text:p text:style-name="P7">Running FRC to check new nodes and removing 0xFE nodes</text:p><text:p text:style-name="P7">Running discovery</text:p><text:p text:style-name="P7">Discovered nodes=6</text:p><text:p text:style-name="P7">Waiting for coordinator to finish discovery</text:p></draw:text-box></draw:frame><text:span text:style-name="T3">Algorithm round </text:span><text:span text:style-name="T3">3</text:span><text:span text:style-name="T3">.</text:span></text:p>
      <text:p text:style-name="P18"><draw:frame draw:style-name="fr1" draw:name="Rámec4" text:anchor-type="paragraph" svg:x="0.175cm" svg:y="0.436cm" svg:width="16.917cm" draw:z-index="3"><draw:text-box fo:min-height="3.251cm"><text:p text:style-name="P7"/><text:p text:style-name="P7">Round=3, Nodes=6, New nodes=6</text:p><text:p text:style-name="P7">Enable prebonding at nodes, mask=7, time=60, LEDR=1</text:p><text:p text:style-name="P7">Enable prebonding at coordinator, mask=7, time=60</text:p><text:p text:style-name="P7">Waiting for prebonding for 25 seconds</text:p><text:p text:style-name="P7">Disable prebonding at coordinator</text:p><text:p text:style-name="P7">Running FRC to disable and check for prebonding</text:p><text:p text:style-name="P7">No new node prebonded</text:p><text:p text:style-name="P7"/></draw:text-box></draw:frame></text:p>
      <text:p text:style-name="P18"/>
      <text:p text:style-name="P8"><text:soft-page-break/>Autonetwork algorithm is possible to end anytime, when you type <text:span text:style-name="T16">Q</text:span> or <text:span text:style-name="T16">q</text:span> and hit <text:span text:style-name="T3">ENTER</text:span>.</text:p>
      <text:p text:style-name="P8"/>
      <text:p text:style-name="P8"><draw:frame draw:style-name="fr1" draw:name="Rámec5" text:anchor-type="paragraph" svg:x="0.011cm" svg:y="0.3cm" svg:width="16.768cm" draw:z-index="4"><draw:text-box fo:min-height="4.053cm"><text:p text:style-name="P6"/><text:p text:style-name="P7">Round=4, Nodes=6, New nodes=6</text:p><text:p text:style-name="P7">Enable prebonding at nodes, mask=7, time=60, LEDR=1</text:p><text:p text:style-name="P7">Enable prebonding at coordinator, mask=7, time=60</text:p><text:p text:style-name="P7">Waiting for prebonding for 25 seconds</text:p><text:p text:style-name="P7">Disable prebonding at nodes</text:p><text:p text:style-name="P7">Disable prebonding at coordinator</text:p><text:p text:style-name="P7">Automatic network construction stopped</text:p><text:p text:style-name="P7"/><text:p text:style-name="P7">cmd&gt; </text:p></draw:text-box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7-02-02T08:02:02.296000000</meta:creation-date>
    <dc:date>2017-04-23T10:26:37.93</dc:date>
    <meta:editing-duration>PT01H02M11S</meta:editing-duration>
    <meta:editing-cycles>15</meta:editing-cycles>
    <meta:generator>OpenOffice.org/3.2$Win32 OpenOffice.org_project/320m12$Build-9483</meta:generator>
    <meta:document-statistic meta:table-count="0" meta:image-count="0" meta:object-count="0" meta:page-count="3" meta:paragraph-count="84" meta:word-count="526" meta:character-count="3711"/>
    <dc:creator>Dušan Machut</dc:creator>
  </office:meta>
</office:document-meta>
</file>